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8" style:family="paragraph" style:parent-style-name="Text_20_body">
      <style:paragraph-properties fo:line-height="150%"/>
      <style:text-properties style:font-name="Arial" fo:font-size="14pt" fo:font-weight="normal" style:font-name-asian="Arial" style:font-size-asian="14pt" style:font-size-complex="14pt"/>
    </style:style>
    <style:style style:name="P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0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11" style:family="paragraph" style:parent-style-name="Table_20_Contents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</style:style>
    <style:style style:name="P31" style:family="paragraph" style:parent-style-name="Text_20_body">
      <style:paragraph-properties fo:margin-top="0cm" fo:margin-bottom="0cm" fo:line-height="150%" style:writing-mode="lr-tb"/>
      <style:text-properties style:font-name="Arial" fo:font-size="18pt" fo:font-weight="normal" style:font-name-asian="Arial" style:font-size-asian="13pt" style:font-size-complex="13pt"/>
    </style:style>
    <style:style style:name="P3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#ffcc00" style:language-asian="ja" style:country-asian="JP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1155cc" style:text-line-through-style="none" fo:font-style="normal" style:text-underline-style="none" style:text-blinking="false" fo:background-color="transparent" style:font-weight-asian="bold" style:font-weight-complex="bold"/>
    </style:style>
    <style:style style:name="T9" style:family="text">
      <style:text-properties fo:color="#ff0000" fo:font-size="15pt" fo:background-color="#f4cccc"/>
    </style:style>
    <style:style style:name="T10" style:family="text">
      <style:text-properties fo:background-color="#ccff66"/>
    </style:style>
    <style:style style:name="T11" style:family="text">
      <style:text-properties style:language-asian="ja" style:country-asian="JP"/>
    </style:style>
    <style:style style:name="T12" style:family="text">
      <style:text-properties fo:background-color="#ffff00"/>
    </style:style>
    <style:style style:name="T13" style:family="text">
      <style:text-properties fo:background-color="#ccffcc" style:language-asian="ja" style:country-asian="JP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background-color="#ccff66" style:font-size-asian="15pt" style:font-size-complex="15pt"/>
    </style:style>
    <style:style style:name="T16" style:family="text">
      <style:text-properties fo:background-color="#ffcc00"/>
    </style:style>
    <style:style style:name="T17" style:family="text">
      <style:text-properties fo:background-color="#ffcc00" style:language-asian="ja" style:country-asian="JP"/>
    </style:style>
    <style:style style:name="T18" style:family="text">
      <style:text-properties fo:background-color="#ffcc0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1155c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8"/></text:p>
      <text:p text:style-name="P1">[X]---------------------------------------------------------------------------</text:p>
      <text:p text:style-name="P6"><text:span text:style-name="T16">[1] </text:span><text:span text:style-name="T18">res free# JVEMV6 41#10_X / 41. economics / 10. socialism / </text:span><text:span text:style-name="T19">20200614_174351</text:span></text:p>
      <text:p text:style-name="P1"/>
      <text:p text:style-name="P1">[do] <text:span text:style-name="T9">#_ </text:span></text:p>
      <text:list xml:id="list7537268866799235496" text:style-name="L1">
        <text:list-item>
          <text:p text:style-name="P15">REVIEW</text:p>
        </text:list-item>
        <text:list-item>
          <text:p text:style-name="P15">TASK-1 : Text-1</text:p>
        </text:list-item>
      </text:list>
      <text:p text:style-name="P1">[next]</text:p>
      <text:list xml:id="list8570219457949839487" text:style-name="L9">
        <text:list-item>
          <text:p text:style-name="P23">TASK : Text-2</text:p>
        </text:list-item>
      </text:list>
      <text:p text:style-name="P1">[further]</text:p>
      <text:p text:style-name="P7"><text:line-break/><text:span text:style-name="T10">[/ XXX] 20200614_174421</text:span></text:p>
      <text:p text:style-name="P1"/>
      <text:p text:style-name="P29"><text:span text:style-name="T21">@@@</text:span></text:p>
      <text:p text:style-name="P1">[1]---------------------------------------------------------------------------</text:p>
      <text:p text:style-name="P6"><text:span text:style-name="T16">[2] </text:span><text:span text:style-name="T18">res free# JVEMV6 41#10_X / 41. economics / 10. socialism / </text:span><text:span text:style-name="T19">XXX</text:span></text:p>
      <text:p text:style-name="P1"/>
      <text:p text:style-name="P1">[do] <text:span text:style-name="T9">#_ </text:span></text:p>
      <text:list xml:id="list37657371" text:continue-list="list7537268866799235496" text:style-name="L1">
        <text:list-item>
          <text:p text:style-name="P15">REVIEW</text:p>
        </text:list-item>
        <text:list-item>
          <text:p text:style-name="P15">TASK-1</text:p>
          <text:list>
            <text:list-item>
              <text:p text:style-name="P15"/>
            </text:list-item>
          </text:list>
        </text:list-item>
      </text:list>
      <text:p text:style-name="P1">[next]</text:p>
      <text:list xml:id="list8518129614698395508" text:style-name="L12">
        <text:list-item>
          <text:p text:style-name="P26">TASK</text:p>
        </text:list-item>
      </text:list>
      <text:p text:style-name="P1">[further]</text:p>
      <text:p text:style-name="P7"><text:line-break/><text:span text:style-name="T10">[/ XXX] </text:span></text:p>
      <text:p text:style-name="P1"/>
      <text:p text:style-name="P1"/>
      <text:p text:style-name="P1"><text:soft-page-break/>------------------------------------------------ [TEMPLATE] 20190929_144420</text:p>
      <text:p text:style-name="P1">---------------------------------------------------------------------------</text:p>
      <text:p text:style-name="P5"><text:span text:style-name="T1">res free# JVEMV6 41#10_X / 41. economics / 10. socialism / </text:span><text:span text:style-name="T6">XXX</text:span></text:p>
      <text:p text:style-name="P1"/>
      <text:p text:style-name="P1">[do] <text:span text:style-name="T9">#_ </text:span></text:p>
      <text:list xml:id="list37671911" text:continue-list="list37657371" text:style-name="L1">
        <text:list-item>
          <text:p text:style-name="P15">REVIEW</text:p>
        </text:list-item>
        <text:list-item>
          <text:p text:style-name="P15">TASK-1</text:p>
          <text:list>
            <text:list-item>
              <text:p text:style-name="P15"/>
            </text:list-item>
          </text:list>
        </text:list-item>
      </text:list>
      <text:p text:style-name="P1">[next]</text:p>
      <text:list xml:id="list4531762158228677134" text:style-name="L10">
        <text:list-item>
          <text:p text:style-name="P24">TASK</text:p>
        </text:list-item>
      </text:list>
      <text:p text:style-name="P1">[further]</text:p>
      <text:p text:style-name="P7"><text:line-break/><text:span text:style-name="T10">[/ XXX] </text:span></text:p>
      <text:p text:style-name="P8"/>
      <text:p text:style-name="P8"/>
      <text:p text:style-name="P8"/>
      <text:p text:style-name="P1">/------------------------------------------------ [TEMPLATE] 20190929_144420 /</text:p>
      <text:p text:style-name="P1">------------------------------------------------------------- [DOCS] 20190929_144435</text:p>
      <text:p text:style-name="P1"/>
      <text:p text:style-name="P1"/>
      <text:p text:style-name="P1">/ ------------------------------------------------------------- [DOCS] 20190929_144435 /</text:p>
      <text:p text:style-name="P1">------------------------------------------------- [steps : closing] 20190929_151414</text:p>
      <text:p text:style-name="P1"/>
      <table:table table:name="表5" table:style-name="表5">
        <table:table-column table:style-name="表5.A"/>
        <table:table-row>
          <table:table-cell table:style-name="表5.A1" office:value-type="string">
            <text:p text:style-name="P12">r oj <text:span text:style-name="T20">&amp;&amp; git add . &amp;&amp; git commit -m "(WS_Others.JVEMV6 : 41. economics : 10. socialism) periodical updates" &amp;&amp; e &amp;&amp; git push origin master</text:span></text:p>
          </table:table-cell>
        </table:table-row>
        <table:table-row>
          <table:table-cell table:style-name="表5.A2" office:value-type="string">
            <text:p text:style-name="P12"/>
          </table:table-cell>
        </table:table-row>
      </table:table>
      <text:list xml:id="list259631949677280596" text:style-name="L11">
        <text:list-header>
          <text:p text:style-name="P25"/>
        </text:list-header>
        <text:list-item>
          <text:p text:style-name="P25">email</text:p>
          <text:list>
            <text:list-item>
              <text:p text:style-name="P25">C/P → texts</text:p>
            </text:list-item>
            <text:list-item>
              <text:p text:style-name="P25"><text:soft-page-break/>mind map ==&gt; append to email</text:p>
            </text:list-item>
            <text:list-item>
              <text:p text:style-name="P25">send</text:p>
            </text:list-item>
          </text:list>
        </text:list-item>
        <text:list-item>
          <text:p text:style-name="P25">close apps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taskkill /f /im javaw.exe</text:p>
          </table:table-cell>
        </table:table-row>
        <table:table-row>
          <table:table-cell table:style-name="表2.A2" office:value-type="string">
            <text:p text:style-name="P1">taskkill /f /im soffice.bin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list xml:id="list37660870" text:continue-numbering="true" text:style-name="L11">
        <text:list-item>
          <text:list>
            <text:list-item>
              <text:p text:style-name="P25">folders</text:p>
            </text:list-item>
            <text:list-item>
              <text:p text:style-name="P25">web pages</text:p>
            </text:list-item>
          </text:list>
        </text:list-item>
      </text:list>
      <text:p text:style-name="P1">/ ------------------------------------------------- [steps : closing] 20190929_151414 /</text:p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9T14:43:59.43</meta:creation-date>
    <dc:date>2020-06-14T17:45:57.09</dc:date>
    <dc:creator>iwabuchi ken</dc:creator>
    <meta:editing-duration>PT2H38M5S</meta:editing-duration>
    <meta:editing-cycles>23</meta:editing-cycles>
    <meta:generator>OpenOffice/4.1.3$Win32 OpenOffice.org_project/413m1$Build-9783</meta:generator>
    <meta:document-statistic meta:table-count="2" meta:image-count="0" meta:object-count="0" meta:page-count="3" meta:paragraph-count="45" meta:word-count="170" meta:character-count="1444"/>
  </office:meta>
</office:document-meta>
</file>